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ee4"/>
    </style:style>
    <style:style style:name="P2" style:family="paragraph" style:parent-style-name="Standard">
      <style:text-properties officeooo:rsid="00075ee4" officeooo:paragraph-rsid="00075ee4"/>
    </style:style>
    <style:style style:name="P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4" style:family="paragraph">
      <style:paragraph-properties fo:text-align="star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8in" fo:border="0.06pt solid #000000"/>
    </style:style>
    <style:style style:name="fr2" style:family="graphic" style:parent-style-name="Frame">
      <style:graphic-properties style:vertical-pos="from-top" style:vertical-rel="paragraph" style:horizontal-pos="center" style:horizontal-rel="page" fo:padding="0.0598in" fo:border="0.06pt solid #000000" draw:wrap-influence-on-position="once-concurrent" loext:allow-overlap="true" loext:rel-width-rel="paragraph" draw:textarea-vertical-align="top"/>
    </style:style>
    <style:style style:name="fr3" style:family="graphic" style:parent-style-name="Frame">
      <style:graphic-properties style:vertical-pos="from-top" style:vertical-rel="paragraph" style:horizontal-pos="from-left" style:horizontal-rel="page-end-margin" fo:padding="0.0598in" fo:border="none"/>
    </style:style>
    <style:style style:name="gr1" style:family="graphic">
      <style:graphic-properties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</style:style>
    <style:style style:name="gr3" style:family="graphic" style:data-style-name="C10107">
      <style:graphic-properties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</style:style>
    <style:style style:name="gr4" style:family="graphic">
      <style:graphic-properties draw:textarea-vertical-align="top" style:wrap="run-through" style:number-wrapped-paragraphs="no-limit" style:vertical-pos="from-top" style:vertical-rel="frame" style:horizontal-pos="from-left" style:horizontal-rel="frame" draw:wrap-influence-on-position="once-concurrent" loext:allow-overlap="true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notes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date form:name="date" form:control-implementation="ooo:com.sun.star.form.component.DateField" xml:id="control2" form:id="control2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fixed-text form:name="dateLabel" form:control-implementation="ooo:com.sun.star.form.component.FixedText" xml:id="control3" form:id="control3" form:label="Date:" form:for="control2"/>
          <form:fixed-text form:name="notesLabel" form:control-implementation="ooo:com.sun.star.form.component.FixedText" xml:id="control4" form:id="control4" form:label="Notes:" form:for="control1"/>
          <form:fixed-text form:name="FullNameLabel" form:control-implementation="ooo:com.sun.star.form.component.FixedText" xml:id="control5" form:id="control5" form:label="Full Name:" form:for="control6"/>
          <form:text form:name="fullName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Frame2" text:anchor-type="paragraph" svg:x="-2.25in" svg:y="0.0098in" svg:width="2.2402in" draw:z-index="1"><draw:text-box fo:min-height="0.3799in"><draw:control text:anchor-type="frame" draw:z-index="6" draw:name="Control 3" draw:style-name="gr2" draw:text-style-name="P4" svg:width="0.5004in" svg:height="0.1406in" svg:x="0.1in" svg:y="0.1in" draw:control="control3"/><draw:control text:anchor-type="frame" draw:z-index="5" draw:name="Control 2" draw:style-name="gr3" draw:text-style-name="P4" svg:width="1.6504in" svg:height="0.2803in" svg:x="0.5201in" svg:y="0.05in" draw:control="control2"/><text:p text:style-name="Frame_20_contents"/></draw:text-box></draw:frame></text:p>
      <text:p text:style-name="P2"/>
      <text:p text:style-name="P2"><draw:frame draw:style-name="fr2" draw:name="PersonalInfo" text:anchor-type="paragraph" svg:y="0.1201in" svg:width="6.9252in" style:rel-width="100%" svg:height="1.5598in" draw:z-index="2"><draw:text-box><draw:control text:anchor-type="frame" draw:z-index="8" draw:name="Control 5" draw:style-name="gr1" draw:text-style-name="P3" svg:width="3.378in" svg:height="0.2205in" svg:x="0.8791in" svg:y="0.0799in" draw:control="control6"/><draw:control text:anchor-type="frame" draw:z-index="7" draw:name="Control 4" draw:style-name="gr2" draw:text-style-name="P4" svg:width="1.2004in" svg:height="0.2004in" svg:x="0.0799in" svg:y="0.0799in" draw:control="control5"/><text:p text:style-name="Frame_20_contents"/><text:p text:style-name="Text"/></draw:text-box></draw:frame></text:p>
      <text:p text:style-name="P2"/>
      <text:p text:style-name="P2"><draw:frame draw:style-name="fr1" draw:name="Frame1" text:anchor-type="paragraph" svg:x="0in" svg:y="3.4in" svg:width="4.7898in" draw:z-index="0"><draw:text-box fo:min-height="1.9417in"><draw:control text:anchor-type="frame" draw:z-index="4" draw:name="Control 1" draw:style-name="gr4" draw:text-style-name="P4" svg:width="0.9559in" svg:height="0.1406in" svg:x="0.1in" svg:y="0.1in" draw:control="control4"/><draw:control text:anchor-type="frame" draw:z-index="3" draw:name="Notes" draw:style-name="gr4" draw:text-style-name="P3" svg:width="4.6406in" svg:height="1.5705in" svg:x="0.0799in" svg:y="0.3in" draw:control="control1"/><text:p text:style-name="Frame_20_contents"/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15:24:20.955860342</meta:creation-date>
    <dc:date>2024-11-30T18:21:24.529334060</dc:date>
    <meta:editing-duration>PT58M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